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text:p>
      <text:p text:style-name="Standard">I am investigating the relationships between states (countries, political entities, ....) to see if political alliances are discoverable from actual, in-practice situations, and whether political/military alliances demonstrate any larger community relationships.</text:p>
      <text:p text:style-name="Standard"/>
      <text:p text:style-name="P1">Data</text:p>
      <text:p text:style-name="Standard">I am using data from The Correlates of War Project (<text:a xlink:type="simple" xlink:href="http://www.correlatesofwar.org/" text:style-name="Internet_20_link" text:visited-style-name="Visited_20_Internet_20_Link">www.correlatesofwar.org</text:a>) which “records all instances of when one state threatened, displayed, or used force against another.” The data covers years 1816-2010. </text:p>
      <text:p text:style-name="Standard">I created a graph of alliances between states in each of the over 2500 militarized interstate disputes logged. Each dispute is numbered, and each involved state has a line in the data set. Each state is listed as on 'side A' or 'side B'. I extracted this information, and connected states which were on the same side of each dispute. There are over 200 states in the data (nodes), and there are over 2500 disputes (source of edges). I also weighted the data – simply counting the number of times two particular states have been on the same side of a dispute – but I have not used the weight in my algorithms yet.</text:p>
      <text:p text:style-name="Standard"/>
      <text:p text:style-name="P1">Questions</text:p>
      <text:p text:style-name="Standard">For this portion of the project, I determined which states demonstrate the largest egonets. These should be states which are recognized as world powers.</text:p>
      <text:p text:style-name="Standard"/>
      <text:p text:style-name="P1">Algorithms and Data Structures</text:p>
      <text:p text:style-name="Standard">Main Data Structure: A classic graph using adjacency lists. Each state is a vertex. Each interstate dispute generates edges between states on either side of the dispute.</text:p>
      <text:p text:style-name="Standard"/>
      <text:p text:style-name="Standard">I used the algorithm for generating the egonet for each state, and then ranked the size of each egonet.</text:p>
      <text:p text:style-name="Standard"/>
      <text:p text:style-name="Standard">Ranking the egonets by size generated this ranking:</text:p>
      <text:p text:style-name="P2">United States of America: 94</text:p>
      <text:p text:style-name="P2">United Kingdom: 82</text:p>
      <text:p text:style-name="P2">France: 82</text:p>
      <text:p text:style-name="P2">Russia: 73</text:p>
      <text:p text:style-name="P2">Greece: 70</text:p>
      <text:p text:style-name="P2">Canada: 69</text:p>
      <text:p text:style-name="P2">Netherlands: 69</text:p>
      <text:p text:style-name="P2">Italy: 69</text:p>
      <text:p text:style-name="P2">Turkey: 67</text:p>
      <text:p text:style-name="P2">Germany: 67</text:p>
      <text:p text:style-name="P2">Belgium: 66</text:p>
      <text:p text:style-name="P2">Poland: 58</text:p>
      <text:p text:style-name="P2">Spain: 57</text:p>
      <text:p text:style-name="P2">Morocco: 54</text:p>
      <text:p text:style-name="P2">Argentina: 54</text:p>
      <text:p text:style-name="P2">Australia: 54</text:p>
      <text:p text:style-name="P2">(only first 16 shown...)</text:p>
      <text:p text:style-name="Standard">It is apparent that these states with the largest egonets are indeed recognized world powers, and also historically “busy” colonizers, and such have many very close relationships with former colonies.</text:p>
      <text:p text:style-name="Standard"/>
      <text:p text:style-name="P1">Algorithm Analysis</text:p>
      <text:p text:style-name="Standard">Pseudocode for finding egonet:</text:p>
      <text:p text:style-name="P2">Start with 'primary' vertex</text:p>
      <text:p text:style-name="P2">For each of the primary's allies<text:tab/><text:tab/><text:tab/>// potentially O(V) if allies</text:p>
      <text:p text:style-name="P2"><text:tab/><text:tab/><text:tab/><text:tab/><text:tab/><text:tab/><text:tab/><text:tab/><text:tab/>w/everyone</text:p>
      <text:p text:style-name="P2"><text:soft-page-break/><text:tab/>add the ally as a vertex</text:p>
      <text:p text:style-name="P2"><text:tab/>add an edge between primary and ally</text:p>
      <text:p text:style-name="P2">For each vertex in this subgraph</text:p>
      <text:p text:style-name="P2"><text:tab/>add edges between others in this graph<text:tab/>// potentially O(E) if complete</text:p>
      <text:p text:style-name="P2"><text:tab/><text:tab/><text:tab/><text:tab/><text:tab/><text:tab/><text:tab/><text:tab/><text:tab/>graph</text:p>
      <text:p text:style-name="P2"><text:tab/>(do NOT include edges to vertices not in this subgraph)</text:p>
      <text:p text:style-name="P2"/>
      <text:p text:style-name="Standard">The algorithm for finding egonets is linear to the number of vertices + number of edges. Worst case, if a graph is complete (all vertices connected directly to all others), the algorithm is O(n+m), where n is number of vertices, and m is number of edges.</text:p>
      <text:p text:style-name="Standard"/>
      <text:p text:style-name="P1">Correctness verification</text:p>
      <text:p text:style-name="P1"><text:span text:style-name="T1">I used the egonet creation algorithm from the warm up exercise. So that exercise served as the test for that algorithm. The biggest challenge in this easy question was parsing the data, and for that I simply used the first dozen lines or so from my actual data set. This helped in a number of ways, discovering numerous, small bugs, which didn't really affect the actual results, but affected the “translation” of data into a readable form.</text:span></text:p>
      <text:p text:style-name="P1"><text:span text:style-name="T1"/></text:p>
      <text:p text:style-name="P1">Reflection</text:p>
      <text:p text:style-name="P4">So far, my project focus has remained the same. My continuing research to determine the best set of algorithms for the next, big question, will likely change my intended (guessed) approach. Hopefully my goal will remain relatively the s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Overman</meta:initial-creator>
    <meta:creation-date>2016-09-16T13:24:10.11</meta:creation-date>
    <dc:date>2016-09-26T09:52:25.92</dc:date>
    <dc:creator>Michael Overman</dc:creator>
    <meta:editing-duration>P3DT12H24M47S</meta:editing-duration>
    <meta:editing-cycles>3</meta:editing-cycles>
    <meta:generator>OpenOffice/4.1.2$Win32 OpenOffice.org_project/412m3$Build-9782</meta:generator>
    <meta:document-statistic meta:table-count="0" meta:image-count="0" meta:object-count="0" meta:page-count="2" meta:paragraph-count="45" meta:word-count="560" meta:character-count="3395"/>
  </office:meta>
</office:document-meta>
</file>